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style:text-underline-style="none" officeooo:rsid="001e98b1" officeooo:paragraph-rsid="001e98b1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officeooo:paragraph-rsid="002074bf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/>
    </style:style>
    <style:style style:name="T15" style:family="text">
      <style:text-properties fo:language="pt" fo:country="BR" style:font-size-asian="16pt"/>
    </style:style>
    <style:style style:name="T16" style:family="text">
      <style:text-properties fo:language="pt" fo:country="BR" officeooo:rsid="001dc54f" style:font-size-asian="16pt"/>
    </style:style>
    <style:style style:name="T17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8" style:family="text">
      <style:text-properties style:font-name="Verdana1" fo:font-size="16pt" fo:language="pt" fo:country="BR" style:font-size-asian="16pt"/>
    </style:style>
    <style:style style:name="T19" style:family="text">
      <style:text-properties style:font-name="Verdana1" fo:font-size="16pt" fo:language="pt" fo:country="BR" style:text-underline-style="none" officeooo:rsid="001dc54f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6">Confira os sintomas da Dengue</text:span><text:span text:style-name="T17"/></text:p>
      <text:p text:style-name="P6"><text:span text:style-name="T18"><text:tab/></text:span><text:span text:style-name="T14"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4"><text:span text:style-name="T15"><text:tab/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44:20.499000000</dc:date>
    <meta:editing-duration>PT12M40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